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254cm" svg:stroke-color="#999999" draw:marker-start-width="0.58cm" draw:marker-end="Arrow" draw:marker-end-width="0.68cm" draw:textarea-horizontal-align="center" draw:textarea-vertical-align="middle" fo:padding-top="0.225cm" fo:padding-bottom="0.225cm" fo:padding-left="0.35cm" fo:padding-right="0.3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svg:stroke-width="0cm" draw:textarea-horizontal-align="right" draw:textarea-vertical-align="bottom" draw:auto-grow-height="false" fo:padding-top="0.1cm" fo:padding-bottom="0.1cm" fo:padding-left="0.225cm" fo:padding-right="0.225cm"/>
    </style:style>
    <style:style style:name="gr6" style:family="graphic" style:parent-style-name="standard">
      <style:graphic-properties draw:stroke="dash" draw:stroke-dash="Ultrafine_20_Dashed" draw:fill="solid" draw:fill-color="#ffffff"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3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svg:stroke-width="0.254cm" svg:stroke-color="#999999" draw:marker-start="" draw:marker-start-width="0.58cm" draw:marker-end="" draw:marker-end-width="0.68cm" draw:textarea-horizontal-align="center" draw:textarea-vertical-align="middle" fo:padding-top="0.225cm" fo:padding-bottom="0.225cm" fo:padding-left="0.35cm" fo:padding-right="0.35cm"/>
    </style:style>
    <style:style style:name="gr10" style:family="graphic" style:parent-style-name="standard">
      <style:graphic-properties draw:stroke="solid" svg:stroke-width="0cm" draw:marker-end="Arrow" draw:fill="solid" draw:fill-color="#000000" draw:opacity="100%" draw:textarea-horizontal-align="justify" draw:textarea-vertical-align="middle" draw:auto-grow-height="false" fo:padding-top="0.1cm" fo:padding-bottom="0.1cm" fo:padding-left="0.225cm" fo:padding-right="0.225cm"/>
    </style:style>
    <style:style style:name="gr11" style:family="graphic" style:parent-style-name="standard">
      <style:graphic-properties draw:stroke="none" svg:stroke-color="#000000" draw:fill="none" draw:fill-color="#ffffff" fo:min-height="0.429cm"/>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draw:stroke="dash" draw:stroke-dash="Ultrafine_20_Dashed" svg:stroke-width="0.102cm" svg:stroke-color="#800000" draw:marker-start-width="0.353cm" draw:marker-end-width="0.353cm" draw:fill="solid" draw:fill-color="#ffffff" draw:textarea-horizontal-align="justify" draw:textarea-vertical-align="middle" draw:auto-grow-height="false" fo:padding-top="0.15cm" fo:padding-bottom="0.15cm" fo:padding-left="0.275cm" fo:padding-right="0.275cm"/>
    </style:style>
    <style:style style:name="gr14" style:family="graphic" style:parent-style-name="standard">
      <style:graphic-properties svg:stroke-width="0.102cm" svg:stroke-color="#800000" draw:marker-start-width="0.353cm" draw:marker-end="Arrow" draw:marker-end-width="0.453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font-size="11pt" fo:font-style="italic" style:font-size-asian="11pt" style:font-style-asian="italic" style:font-size-complex="11pt" style:font-style-complex="italic"/>
    </style:style>
    <style:style style:name="P6" style:family="paragraph">
      <style:paragraph-properties fo:margin-left="0cm" fo:margin-right="0cm" fo:text-indent="0cm"/>
    </style:style>
    <style:style style:name="T1" style:family="text">
      <style:text-properties fo:font-size="12pt" style:font-size-asian="12pt" style:font-size-complex="12pt"/>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font-size-asian="11pt" style:font-style-asian="italic" style:font-size-complex="11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7.985cm" svg:y1="2.905cm" svg:x2="7.985cm" svg:y2="12.43cm">
          <text:p text:style-name="P6"/>
        </draw:line>
        <draw:custom-shape draw:style-name="gr2" draw:text-style-name="P3" draw:layer="layout" svg:width="2.54cm" svg:height="2.54cm" svg:x="4.17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3.54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175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4.81cm" svg:y1="11.16cm" svg:x2="4.81cm" svg:y2="8.62cm">
          <text:p text:style-name="P6"/>
        </draw:line>
        <draw:line draw:style-name="gr4" draw:text-style-name="P1" draw:layer="layout" svg:x1="6.08cm" svg:y1="8.62cm" svg:x2="6.08cm" svg:y2="11.16cm">
          <text:p text:style-name="P6"/>
        </draw:line>
        <draw:custom-shape draw:style-name="gr5" draw:text-style-name="P5" draw:layer="layout" svg:width="8.89cm" svg:height="13.97cm" svg:x="1cm" svg:y="1cm">
          <text:p text:style-name="P4"><text:span text:style-name="T2">Housecat</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9.255cm">
          <text:p text:style-name="P2">1. Subscribe</text:p>
          <text:p text:style-name="P2">“I am Cat”</text:p>
          <draw:enhanced-geometry svg:viewBox="0 0 21600 21600" draw:type="rectangle" draw:enhanced-path="M 0 0 L 21600 0 21600 21600 0 21600 0 0 Z N"/>
        </draw:custom-shape>
        <draw:custom-shape draw:style-name="gr6" draw:text-style-name="P2" draw:layer="layout" svg:width="2.54cm" svg:height="1.27cm" svg:x="6.715cm" svg:y="4.81cm">
          <text:p text:style-name="P2">2. Publish</text:p>
          <text:p text:style-name="P2">“To: Cat”</text:p>
          <draw:enhanced-geometry svg:viewBox="0 0 21600 21600" draw:type="rectangle" draw:enhanced-path="M 0 0 L 21600 0 21600 21600 0 21600 0 0 Z N"/>
        </draw:custom-shape>
        <draw:custom-shape draw:style-name="gr6" draw:text-style-name="P2" draw:layer="layout" svg:width="2.54cm" svg:height="1.27cm" svg:x="6.715cm" svg:y="9.255cm">
          <text:p text:style-name="P2">3. Deliver</text:p>
          <text:p text:style-name="P2">“To: Cat”</text:p>
          <draw:enhanced-geometry svg:viewBox="0 0 21600 21600" draw:type="rectangle" draw:enhanced-path="M 0 0 L 21600 0 21600 21600 0 21600 0 0 Z N"/>
        </draw:custom-shape>
        <draw:line draw:style-name="gr4" draw:text-style-name="P1" draw:layer="layout" svg:x1="5.445cm" svg:y1="4.175cm" svg:x2="5.445cm" svg:y2="6.715cm">
          <text:p text:style-name="P6"/>
        </draw:line>
        <draw:frame draw:style-name="gr7" draw:text-style-name="P6" draw:layer="layout" svg:width="2.54cm" svg:height="0.885cm" svg:x="6.715cm" svg:y="2.27cm">
          <draw:text-box>
            <text:p text:style-name="P2">Call</text:p>
          </draw:text-box>
        </draw:frame>
      </draw:page>
      <draw:page draw:name="page2" draw:style-name="dp1" draw:master-page-name="Default">
        <office:forms form:automatic-focus="false" form:apply-design-mode="false"/>
        <draw:line draw:style-name="gr1" draw:text-style-name="P1" draw:layer="layout" svg:x1="8.62cm" svg:y1="2.905cm" svg:x2="8.62cm" svg:y2="12.43cm">
          <text:p text:style-name="P6"/>
        </draw:line>
        <draw:frame draw:style-name="gr7" draw:text-style-name="P6" draw:layer="layout" svg:width="2.54cm" svg:height="0.885cm" svg:x="7.35cm" svg:y="2.27cm">
          <draw:text-box>
            <text:p text:style-name="P2">Response</text:p>
          </draw:text-box>
        </draw:frame>
        <draw:line draw:style-name="gr1" draw:text-style-name="P1" draw:layer="layout" svg:x1="3.222cm" svg:y1="12.18cm" svg:x2="3.222cm" svg:y2="2.655cm">
          <text:p text:style-name="P6"/>
        </draw:line>
        <draw:frame draw:style-name="gr7" draw:text-style-name="P6" draw:layer="layout" svg:width="2.54cm" svg:height="0.885cm" svg:x="1.952cm" svg:y="12.18cm">
          <draw:text-box>
            <text:p text:style-name="P2">Request</text:p>
          </draw:text-box>
        </draw:frame>
        <draw:custom-shape draw:style-name="gr5" draw:text-style-name="P5" draw:layer="layout" svg:width="9.525cm" svg:height="13.97cm" svg:x="1cm" svg:y="1cm">
          <text:p text:style-name="P4"><text:span text:style-name="T2">Reverse Housecat</text:span><text:span text:style-name="T3"> variation</text:span></text:p>
          <draw:enhanced-geometry svg:viewBox="0 0 21600 21600" draw:type="rectangle" draw:enhanced-path="M 0 0 L 21600 0 21600 21600 0 21600 0 0 Z N"/>
        </draw:custom-shap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4" draw:text-style-name="P1" draw:layer="layout" svg:x1="6.715cm" svg:y1="8.62cm" svg:x2="6.715cm" svg:y2="11.16cm">
          <text:p text:style-name="P6"/>
        </draw:line>
        <draw:custom-shape draw:style-name="gr6" draw:text-style-name="P2" draw:layer="layout" svg:width="3.175cm" svg:height="1.27cm" svg:x="2.27cm" svg:y="13.065cm">
          <text:p text:style-name="P2">1. Subscribe</text:p>
          <text:p text:style-name="P2">“I am Cat”</text:p>
          <draw:enhanced-geometry svg:viewBox="0 0 21600 21600" draw:type="rectangle" draw:enhanced-path="M 0 0 L 21600 0 21600 21600 0 21600 0 0 Z N"/>
        </draw:custom-shape>
        <draw:custom-shape draw:style-name="gr6" draw:text-style-name="P2" draw:layer="layout" svg:width="2.54cm" svg:height="1.27cm" svg:x="7.35cm" svg:y="4.81cm">
          <text:p text:style-name="P2">4. Publish</text:p>
          <text:p text:style-name="P2">“To: Cat”</text:p>
          <draw:enhanced-geometry svg:viewBox="0 0 21600 21600" draw:type="rectangle" draw:enhanced-path="M 0 0 L 21600 0 21600 21600 0 21600 0 0 Z N"/>
        </draw:custom-shape>
        <draw:custom-shape draw:style-name="gr6" draw:text-style-name="P2" draw:layer="layout" svg:width="2.54cm" svg:height="1.27cm" svg:x="7.35cm" svg:y="9.255cm">
          <text:p text:style-name="P2">4. Deliver</text:p>
          <text:p text:style-name="P2">“To: Cat”</text:p>
          <draw:enhanced-geometry svg:viewBox="0 0 21600 21600" draw:type="rectangle" draw:enhanced-path="M 0 0 L 21600 0 21600 21600 0 21600 0 0 Z N"/>
        </draw:custom-shape>
        <draw:line draw:style-name="gr4" draw:text-style-name="P1" draw:layer="layout" svg:x1="6.715cm" svg:y1="4.175cm" svg:x2="6.715cm" svg:y2="6.715cm">
          <text:p text:style-name="P6"/>
        </draw:line>
        <draw:line draw:style-name="gr4" draw:text-style-name="P1" draw:layer="layout" svg:x1="5.445cm" svg:y1="6.715cm" svg:x2="5.445cm" svg:y2="4.175cm">
          <text:p text:style-name="P6"/>
        </draw:line>
        <draw:custom-shape draw:style-name="gr6" draw:text-style-name="P2" draw:layer="layout" svg:width="3.175cm" svg:height="1.905cm" svg:x="1.635cm" svg:y="4.175cm">
          <text:p text:style-name="P2">3. Deliver</text:p>
          <text:p text:style-name="P2">“To: Master</text:p>
          <text:p text:style-name="P2">Reply-to: Cat”</text:p>
          <draw:enhanced-geometry svg:viewBox="0 0 21600 21600" draw:type="rectangle" draw:enhanced-path="M 0 0 L 21600 0 21600 21600 0 21600 0 0 Z N"/>
        </draw:custom-shape>
        <draw:custom-shape draw:style-name="gr6" draw:text-style-name="P2" draw:layer="layout" svg:width="3.175cm" svg:height="1.905cm" svg:x="1.635cm" svg:y="9.255cm">
          <text:p text:style-name="P2">2. Publish</text:p>
          <text:p text:style-name="P2">“To: Master</text:p>
          <text:p text:style-name="P2">Reply-to: Cat”</text:p>
          <draw:enhanced-geometry svg:viewBox="0 0 21600 21600" draw:type="rectangle" draw:enhanced-path="M 0 0 L 21600 0 21600 21600 0 21600 0 0 Z N"/>
        </draw:custom-shape>
      </draw:page>
      <draw:page draw:name="page3" draw:style-name="dp1" draw:master-page-name="Default">
        <office:forms form:automatic-focus="false" form:apply-design-mode="fals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4" draw:text-style-name="P1" draw:layer="layout" svg:x1="6.715cm" svg:y1="8.62cm" svg:x2="6.715cm" svg:y2="11.16cm">
          <text:p text:style-name="P6"/>
        </draw:line>
        <draw:custom-shape draw:style-name="gr5" draw:text-style-name="P5" draw:layer="layout" svg:width="10.16cm" svg:height="13.97cm" svg:x="1cm" svg:y="1cm">
          <text:p text:style-name="P4"><text:span text:style-name="T2">Multimaster</text:span><text:span text:style-name="T3"> </text:span><text:span text:style-name="T2">Housecat</text:span><text:span text:style-name="T3"> variation</text:span></text:p>
          <draw:enhanced-geometry svg:viewBox="0 0 21600 21600" draw:type="rectangle" draw:enhanced-path="M 0 0 L 21600 0 21600 21600 0 21600 0 0 Z N"/>
        </draw:custom-shape>
        <draw:line draw:style-name="gr4" draw:text-style-name="P1" draw:layer="layout" svg:x1="6.08cm" svg:y1="4.175cm" svg:x2="6.08cm" svg:y2="6.715cm">
          <text:p text:style-name="P6"/>
        </draw:line>
        <draw:custom-shape draw:style-name="gr2" draw:text-style-name="P3" draw:layer="layout" svg:width="2.54cm" svg:height="2.54cm" svg:x="7.98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line draw:style-name="gr8" draw:text-style-name="P1" draw:layer="layout" svg:x1="3.54cm" svg:y1="4.175cm" svg:x2="5.445cm" svg:y2="6.715cm">
          <text:p text:style-name="P6"/>
        </draw:line>
        <draw:line draw:style-name="gr8" draw:text-style-name="P1" draw:layer="layout" svg:x1="8.62cm" svg:y1="4.175cm" svg:x2="6.715cm" svg:y2="6.715cm">
          <text:p text:style-name="P6"/>
        </draw:line>
      </draw:page>
      <draw:page draw:name="page4" draw:style-name="dp1" draw:master-page-name="Default">
        <office:forms form:automatic-focus="false" form:apply-design-mode="false"/>
        <draw:line draw:style-name="gr9" draw:text-style-name="P1" draw:layer="layout" svg:x1="10.379cm" svg:y1="2.885cm" svg:x2="10.379cm" svg:y2="8.6cm">
          <text:p text:style-name="P6"/>
        </draw:line>
        <draw:custom-shape draw:style-name="gr2" draw:text-style-name="P3" draw:layer="layout" svg:width="2.54cm" svg:height="2.54cm" svg:x="4.81cm" svg:y="1.635cm">
          <text:p text:style-name="P2"><text:span text:style-name="T1">Feed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08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2.43cm" svg:x2="5.445cm" svg:y2="9.89cm">
          <text:p text:style-name="P6"/>
        </draw:line>
        <draw:custom-shape draw:style-name="gr5" draw:text-style-name="P5" draw:layer="layout" svg:width="12.7cm" svg:height="15.24cm" svg:x="1cm" svg:y="1cm">
          <text:p text:style-name="P4"><text:span text:style-name="T2">Wolfpack</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11.16cm">
          <text:p text:style-name="P2">1. Subscribe</text:p>
          <text:p text:style-name="P2">“I am Wolf”</text:p>
          <draw:enhanced-geometry svg:viewBox="0 0 21600 21600" draw:type="rectangle" draw:enhanced-path="M 0 0 L 21600 0 21600 21600 0 21600 0 0 Z N"/>
        </draw:custom-shape>
        <draw:custom-shape draw:style-name="gr6" draw:text-style-name="P2" draw:layer="layout" svg:width="2.54cm" svg:height="1.27cm" svg:x="9.109cm" svg:y="3.52cm">
          <text:p text:style-name="P2">2. Publish</text:p>
          <text:p text:style-name="P2">“To: Wolf”</text:p>
          <draw:enhanced-geometry svg:viewBox="0 0 21600 21600" draw:type="rectangle" draw:enhanced-path="M 0 0 L 21600 0 21600 21600 0 21600 0 0 Z N"/>
        </draw:custom-shape>
        <draw:line draw:style-name="gr4" draw:text-style-name="P1" draw:layer="layout" svg:x1="6.08cm" svg:y1="4.175cm" svg:x2="6.08cm" svg:y2="6.08cm">
          <text:p text:style-name="P6"/>
        </draw:line>
        <draw:custom-shape draw:style-name="gr2" draw:text-style-name="P3" draw:layer="layout" svg:width="2.54cm" svg:height="2.54cm" svg:x="4.81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2.43cm" svg:x2="6.08cm" svg:y2="9.89cm">
          <text:p text:style-name="P6"/>
        </draw:line>
        <draw:line draw:style-name="gr4" draw:text-style-name="P1" draw:layer="layout" svg:x1="9.255cm" svg:y1="12.43cm" svg:x2="6.715cm" svg:y2="9.89cm">
          <text:p text:style-name="P6"/>
        </draw:line>
        <draw:custom-shape draw:style-name="gr6" draw:text-style-name="P2" draw:layer="layout" svg:width="2.54cm" svg:height="1.27cm" svg:x="7.985cm" svg:y="11.16cm">
          <text:p text:style-name="P2">1. Subscribe</text:p>
          <text:p text:style-name="P2">“I am Wolf”</text:p>
          <draw:enhanced-geometry svg:viewBox="0 0 21600 21600" draw:type="rectangle" draw:enhanced-path="M 0 0 L 21600 0 21600 21600 0 21600 0 0 Z N"/>
        </draw:custom-shape>
        <draw:custom-shape draw:style-name="gr6" draw:text-style-name="P2" draw:layer="layout" svg:width="2.54cm" svg:height="1.27cm" svg:x="4.81cm" svg:y="11.16cm">
          <text:p text:style-name="P2">1. Subscribe</text:p>
          <text:p text:style-name="P2">“I am Wolf”</text:p>
          <draw:enhanced-geometry svg:viewBox="0 0 21600 21600" draw:type="rectangle" draw:enhanced-path="M 0 0 L 21600 0 21600 21600 0 21600 0 0 Z N"/>
        </draw:custom-shape>
        <draw:line draw:style-name="gr1" draw:text-style-name="P1" draw:layer="layout" svg:x1="10.379cm" svg:y1="7.985cm" svg:x2="10.379cm" svg:y2="10.525cm">
          <text:p text:style-name="P6"/>
        </draw:line>
        <draw:line draw:style-name="gr1" draw:text-style-name="P1" draw:layer="layout" svg:x1="10.379cm" svg:y1="7.966cm" svg:x2="11.649cm" svg:y2="9.87cm">
          <text:p text:style-name="P6"/>
        </draw:line>
        <draw:line draw:style-name="gr1" draw:text-style-name="P1" draw:layer="layout" svg:x1="10.379cm" svg:y1="7.966cm" svg:x2="9.109cm" svg:y2="9.87cm">
          <text:p text:style-name="P6"/>
        </draw:line>
        <draw:custom-shape draw:style-name="gr6" draw:text-style-name="P2" draw:layer="layout" svg:width="2.54cm" svg:height="1.27cm" svg:x="9.109cm" svg:y="6.695cm">
          <text:p text:style-name="P2">3. Deliver</text:p>
          <text:p text:style-name="P2">“To: Wolf”</text:p>
          <draw:enhanced-geometry svg:viewBox="0 0 21600 21600" draw:type="rectangle" draw:enhanced-path="M 0 0 L 21600 0 21600 21600 0 21600 0 0 Z N"/>
        </draw:custom-shape>
        <draw:polygon draw:style-name="gr10" draw:text-style-name="P1" draw:layer="layout" svg:width="2.589cm" svg:height="1.228cm" svg:x="9.06cm" svg:y="8.6cm" svg:viewBox="0 0 2590 1229" draw:points="1295,1229 1165,1225 1166,1200 1164,1225 1038,1216 1040,1190 1036,1216 915,1200 918,1175 913,1200 797,1178 801,1153 795,1178 684,1151 690,1127 683,1151 578,1119 585,1095 576,1119 479,1082 488,1058 477,1081 387,1040 397,1017 385,1040 303,995 315,972 301,993 228,944 242,923 226,943 163,891 179,871 160,889 107,833 125,815 105,830 62,772 83,757 60,770 43,740 65,727 42,738 28,707 51,696 27,705 16,674 40,665 15,671 7,639 32,633 7,637 2,605 27,601 2,602 0,570 25,568 0,567 2,534 27,536 2,532 7,500 32,503 7,497 15,465 40,472 16,463 27,432 51,440 28,430 42,399 65,410 43,397 60,367 83,379 62,364 105,306 125,321 107,303 160,248 179,266 163,246 226,194 242,213 228,192 301,143 315,164 303,142 385,97 397,119 387,96 477,55 488,78 479,54 576,18 585,42 578,17 635,0 635,53 594,66 497,102 409,142 329,186 258,234 196,284 145,338 104,393 88,421 75,450 65,479 57,508 53,538 51,568 53,598 57,628 65,658 75,687 88,715 104,743 145,799 196,852 258,903 329,950 409,994 497,1035 594,1071 697,1102 806,1128 922,1150 1042,1165 1167,1175 1295,1178 1424,1175 1549,1165 1669,1150 1785,1128 1894,1102 1997,1071 2094,1035 2182,994 2262,950 2333,903 2395,852 2446,799 2487,743 2503,715 2516,687 2526,658 2534,628 2538,598 2539,594 2590,594 2589,602 2564,601 2589,605 2584,637 2559,633 2584,639 2576,671 2551,665 2575,674 2564,705 2540,696 2563,707 2549,738 2525,727 2548,740 2531,770 2508,757 2529,772 2486,830 2466,815 2484,833 2431,889 2412,871 2428,891 2365,943 2349,923 2363,944 2290,993 2275,972 2288,995 2206,1040 2193,1017 2204,1040 2114,1081 2103,1058 2112,1082 2014,1119 2006,1095 2013,1119 1908,1151 1901,1127 1907,1151 1796,1178 1790,1153 1794,1178 1678,1200 1673,1175 1676,1200 1555,1216 1551,1190 1553,1216 1427,1225 1425,1200 1426,1225 1296,1229 1295,1203">
          <text:p text:style-name="P6"/>
        </draw:polygon>
        <draw:frame draw:style-name="gr11" draw:text-style-name="P6" draw:layer="layout" svg:width="1.907cm" svg:height="1.199cm" svg:x="11.793cm" svg:y="8.348cm">
          <draw:text-box>
            <text:p text:style-name="P6">Each</text:p>
            <text:p text:style-name="P6">in turn</text:p>
          </draw:text-box>
        </draw:frame>
        <draw:polygon draw:style-name="gr12" draw:text-style-name="P1" draw:layer="layout" svg:width="0.536cm" svg:height="0.414cm" svg:x="11.366cm" svg:y="8.806cm" svg:viewBox="0 0 537 415" draw:points="0,396 283,0 537,415 28,405">
          <text:p text:style-name="P6"/>
        </draw:polygon>
        <draw:custom-shape draw:style-name="gr3" draw:text-style-name="P2" draw:layer="layout" svg:width="3.81cm" svg:height="1.905cm" svg:x="4.175cm" svg:y="7.985cm">
          <text:p text:style-name="P2">“Wolf” queue</text:p>
          <draw:enhanced-geometry svg:viewBox="0 0 21600 21600" draw:type="rectangle" draw:enhanced-path="M 0 0 L 21600 0 21600 21600 0 21600 0 0 Z N"/>
        </draw:custom-shape>
      </draw:page>
      <draw:page draw:name="page5" draw:style-name="dp1" draw:master-page-name="Default">
        <office:forms form:automatic-focus="false" form:apply-design-mode="false"/>
        <draw:custom-shape draw:style-name="gr2" draw:text-style-name="P3" draw:layer="layout" svg:width="2.54cm" svg:height="2.54cm" svg:x="2.27cm" svg:y="1.635cm">
          <text:p text:style-name="P2"><text:span text:style-name="T1">Call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2.54cm" svg:height="1.905cm" svg:x="2.27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2.27cm" svg:y="13.065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3.54cm" svg:y1="13.065cm" svg:x2="3.54cm" svg:y2="10.525cm">
          <text:p text:style-name="P6"/>
        </draw:line>
        <draw:custom-shape draw:style-name="gr5" draw:text-style-name="P5" draw:layer="layout" svg:width="9.525cm" svg:height="15.24cm" svg:x="1cm" svg:y="1cm">
          <text:p text:style-name="P4"><text:span text:style-name="T2">Wolf Call</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2.27cm" svg:y="11.795cm">
          <text:p text:style-name="P2">1. Subscribe</text:p>
          <text:p text:style-name="P2">“I am Wolf”</text:p>
          <draw:enhanced-geometry svg:viewBox="0 0 21600 21600" draw:type="rectangle" draw:enhanced-path="M 0 0 L 21600 0 21600 21600 0 21600 0 0 Z N"/>
        </draw:custom-shape>
        <draw:line draw:style-name="gr4" draw:text-style-name="P1" draw:layer="layout" svg:x1="3.54cm" svg:y1="4.175cm" svg:x2="3.54cm" svg:y2="6.715cm">
          <text:p text:style-name="P6"/>
        </draw:line>
        <draw:custom-shape draw:style-name="gr3" draw:text-style-name="P2" draw:layer="layout" svg:width="2.54cm" svg:height="1.905cm" svg:x="6.715cm" svg:y="6.715cm">
          <text:p text:style-name="P2">Router</text:p>
          <draw:enhanced-geometry svg:viewBox="0 0 21600 21600" draw:type="rectangle" draw:enhanced-path="M 0 0 L 21600 0 21600 21600 0 21600 0 0 Z N"/>
        </draw:custom-shape>
        <draw:custom-shape draw:style-name="gr6" draw:text-style-name="P2" draw:layer="layout" svg:width="2.54cm" svg:height="1.27cm" svg:x="2.27cm" svg:y="4.175cm">
          <text:p text:style-name="P2">2. Publish</text:p>
          <text:p text:style-name="P2">“To: Wolf”</text:p>
          <draw:enhanced-geometry svg:viewBox="0 0 21600 21600" draw:type="rectangle" draw:enhanced-path="M 0 0 L 21600 0 21600 21600 0 21600 0 0 Z N"/>
        </draw:custom-shape>
        <draw:custom-shape draw:style-name="gr2" draw:text-style-name="P3" draw:layer="layout" svg:width="2.54cm" svg:height="2.54cm" svg:x="6.715cm" svg:y="1.635cm">
          <text:p text:style-name="P2"><text:span text:style-name="T1">Call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7.35cm" svg:y1="4.175cm" svg:x2="7.35cm" svg:y2="6.715cm">
          <text:p text:style-name="P6"/>
        </draw:line>
        <draw:custom-shape draw:style-name="gr6" draw:text-style-name="P2" draw:layer="layout" svg:width="2.54cm" svg:height="1.27cm" svg:x="6.715cm" svg:y="4.175cm">
          <text:p text:style-name="P2">2. Publish</text:p>
          <text:p text:style-name="P2">“To: Wolf”</text:p>
          <draw:enhanced-geometry svg:viewBox="0 0 21600 21600" draw:type="rectangle" draw:enhanced-path="M 0 0 L 21600 0 21600 21600 0 21600 0 0 Z N"/>
        </draw:custom-shape>
        <draw:custom-shape draw:style-name="gr13" draw:text-style-name="P2" draw:layer="layout" svg:width="2.54cm" svg:height="1.905cm" svg:x="6.715cm" svg:y="8.62cm">
          <text:p text:style-name="P2">No “Wolf”</text:p>
          <text:p text:style-name="P2">queue</text:p>
          <draw:enhanced-geometry svg:viewBox="0 0 21600 21600" draw:type="rectangle" draw:enhanced-path="M 0 0 L 21600 0 21600 21600 0 21600 0 0 Z N"/>
        </draw:custom-shape>
        <draw:custom-shape draw:style-name="gr3" draw:text-style-name="P2" draw:layer="layout" svg:width="2.54cm" svg:height="1.905cm" svg:x="2.27cm" svg:y="8.62cm">
          <text:p text:style-name="P2">“Wolf”</text:p>
          <text:p text:style-name="P2">queue</text:p>
          <draw:enhanced-geometry svg:viewBox="0 0 21600 21600" draw:type="rectangle" draw:enhanced-path="M 0 0 L 21600 0 21600 21600 0 21600 0 0 Z N"/>
        </draw:custom-shape>
        <draw:line draw:style-name="gr14" draw:text-style-name="P1" draw:layer="layout" svg:x1="8.62cm" svg:y1="8.62cm" svg:x2="8.62cm" svg:y2="5.445cm">
          <text:p text:style-name="P6"/>
        </draw:line>
      </draw:page>
      <draw:page draw:name="page6" draw:style-name="dp1" draw:master-page-name="Default">
        <office:forms form:automatic-focus="false" form:apply-design-mode="false"/>
        <draw:custom-shape draw:style-name="gr2" draw:text-style-name="P3" draw:layer="layout" svg:width="2.54cm" svg:height="2.54cm" svg:x="7.98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1.16cm" svg:x2="5.445cm" svg:y2="8.62cm">
          <text:p text:style-name="P6"/>
        </draw:line>
        <draw:custom-shape draw:style-name="gr5" draw:text-style-name="P5" draw:layer="layout" svg:width="13.97cm" svg:height="13.97cm" svg:x="1cm" svg:y="1cm">
          <text:p text:style-name="P4"><text:span text:style-name="T2">Parrot</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9.89cm">
          <text:p text:style-name="P2">1. Subscribe</text:p>
          <text:p text:style-name="P2">to topic</text:p>
          <draw:enhanced-geometry svg:viewBox="0 0 21600 21600" draw:type="rectangle" draw:enhanced-path="M 0 0 L 21600 0 21600 21600 0 21600 0 0 Z N"/>
        </draw:custom-shape>
        <draw:line draw:style-name="gr4" draw:text-style-name="P1" draw:layer="layout" svg:x1="6.08cm" svg:y1="4.175cm" svg:x2="6.08cm" svg:y2="6.715cm">
          <text:p text:style-name="P6"/>
        </draw:line>
        <draw:custom-shape draw:style-name="gr2" draw:text-style-name="P3" draw:layer="layout" svg:width="2.54cm" svg:height="2.54cm" svg:x="4.81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1.16cm" svg:x2="6.08cm" svg:y2="8.62cm">
          <text:p text:style-name="P6"/>
        </draw:line>
        <draw:line draw:style-name="gr4" draw:text-style-name="P1" draw:layer="layout" svg:x1="9.255cm" svg:y1="11.16cm" svg:x2="6.715cm" svg:y2="8.62cm">
          <text:p text:style-name="P6"/>
        </draw:line>
        <draw:custom-shape draw:style-name="gr6" draw:text-style-name="P2" draw:layer="layout" svg:width="2.54cm" svg:height="1.27cm" svg:x="7.985cm" svg:y="9.89cm">
          <text:p text:style-name="P2">1. Subscribe</text:p>
          <text:p text:style-name="P2">to topic</text:p>
          <draw:enhanced-geometry svg:viewBox="0 0 21600 21600" draw:type="rectangle" draw:enhanced-path="M 0 0 L 21600 0 21600 21600 0 21600 0 0 Z N"/>
        </draw:custom-shape>
        <draw:custom-shape draw:style-name="gr6" draw:text-style-name="P2" draw:layer="layout" svg:width="2.54cm" svg:height="1.27cm" svg:x="4.81cm" svg:y="9.89cm">
          <text:p text:style-name="P2">1. Subscribe</text:p>
          <text:p text:style-name="P2">to topic</text:p>
          <draw:enhanced-geometry svg:viewBox="0 0 21600 21600" draw:type="rectangle" draw:enhanced-path="M 0 0 L 21600 0 21600 21600 0 21600 0 0 Z N"/>
        </draw:custom-shape>
        <draw:line draw:style-name="gr9" draw:text-style-name="P1" draw:layer="layout" svg:x1="12.284cm" svg:y1="1.615cm" svg:x2="12.284cm" svg:y2="7.33cm">
          <text:p text:style-name="P6"/>
        </draw:line>
        <draw:line draw:style-name="gr1" draw:text-style-name="P1" draw:layer="layout" svg:x1="12.284cm" svg:y1="6.715cm" svg:x2="12.284cm" svg:y2="9.255cm">
          <text:p text:style-name="P6"/>
        </draw:line>
        <draw:line draw:style-name="gr1" draw:text-style-name="P1" draw:layer="layout" svg:x1="12.284cm" svg:y1="6.696cm" svg:x2="13.554cm" svg:y2="8.6cm">
          <text:p text:style-name="P6"/>
        </draw:line>
        <draw:line draw:style-name="gr1" draw:text-style-name="P1" draw:layer="layout" svg:x1="12.284cm" svg:y1="6.696cm" svg:x2="11.014cm" svg:y2="8.6cm">
          <text:p text:style-name="P6"/>
        </draw:line>
        <draw:custom-shape draw:style-name="gr6" draw:text-style-name="P2" draw:layer="layout" svg:width="2.54cm" svg:height="1.27cm" svg:x="11.014cm" svg:y="5.425cm">
          <text:p text:style-name="P2">3. Deliver</text:p>
          <text:p text:style-name="P2">to topic</text:p>
          <draw:enhanced-geometry svg:viewBox="0 0 21600 21600" draw:type="rectangle" draw:enhanced-path="M 0 0 L 21600 0 21600 21600 0 21600 0 0 Z N"/>
        </draw:custom-shape>
        <draw:frame draw:style-name="gr11" draw:text-style-name="P6" draw:layer="layout" svg:width="1.907cm" svg:height="1.673cm" svg:x="13.698cm" svg:y="7.078cm">
          <draw:text-box>
            <text:p text:style-name="P6">CC</text:p>
            <text:p text:style-name="P6">to</text:p>
            <text:p text:style-name="P6">any</text:p>
          </draw:text-box>
        </draw:frame>
        <draw:custom-shape draw:style-name="gr2" draw:text-style-name="P3" draw:layer="layout" svg:width="2.54cm" svg:height="2.54cm" svg:x="4.81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4.175cm" svg:x2="5.445cm" svg:y2="6.715cm">
          <text:p text:style-name="P6"/>
        </draw:line>
        <draw:line draw:style-name="gr4" draw:text-style-name="P1" draw:layer="layout" svg:x1="9.255cm" svg:y1="4.175cm" svg:x2="6.715cm" svg:y2="6.715cm">
          <text:p text:style-name="P6"/>
        </draw:line>
        <draw:custom-shape draw:style-name="gr6" draw:text-style-name="P2" draw:layer="layout" svg:width="2.54cm" svg:height="1.27cm" svg:x="11.014cm" svg:y="2.25cm">
          <text:p text:style-name="P2">2. Publish</text:p>
          <text:p text:style-name="P2">to topic</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9-04-14T13:46:31</meta:creation-date>
    <dc:date>2009-04-14T20:27:24</dc:date>
    <meta:editing-cycles>3</meta:editing-cycles>
    <meta:editing-duration>PT2H46M46S</meta:editing-duration>
    <meta:user-defined meta:name="Info 1"/>
    <meta:user-defined meta:name="Info 2"/>
    <meta:user-defined meta:name="Info 3"/>
    <meta:user-defined meta:name="Info 4"/>
    <meta:document-statistic meta:object-count="102"/>
  </office:meta>
</office:document-meta>
</file>